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9762F25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Logo" text:anchor-type="char" svg:y="0cm" svg:width="3.493cm" svg:height="3.493cm" draw:z-index="0"><draw:image xlink:href="Pictures/1000000000000400000004009762F25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0T17:45:08.318917912</meta:creation-date>
    <dc:date>2025-04-20T17:47:49.342577287</dc:date>
    <meta:editing-duration>PT2M4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